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Mendes de Soll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7,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No 2 California St/</text:p>
      <text:p text:style-name="P3"><text:tab/>San Francisco March 7 1894/</text:p>
      <text:p text:style-name="P2"><text:tab/>Rev. Dr. S. Morais/</text:p>
      <text:p text:style-name="P2"><text:tab/><text:tab/>My dear Sir/</text:p>
      <text:p text:style-name="P2"><text:tab/>A letter from an old old acquaintance/ from whom you have not heard for a very long/ time will take you by surprise, no doubt. <text:s/>I have/ now and then read about you in the papers as/ you are thank God [Hebrew] and as you are a public/ man. <text:s/>I have in a moral sense passed from the world,/ though I am by the will of Providence, and malgr<text:span text:style-name="T2">é</text:span>/ moi obliged to remain in it. <text:s/>When I write to you/ it involuntarily reminds me of our first meeting/ in Philadelphia, when you and I were candidates/ for the position which you have so faithfully held/ for forty-three years, while I have been a real wan-/dering Jew, having crossed the oceans about 20 times/ and yet......I have on former occasions/ quoted to you the saying [Hebrew]/ and this, alas! is still applicable to me, but instead/ of [Hebrew] it is [Hebrew] as you will see. <text:s/>Now, any/ good old friend, to come to the point and purpose/ which induced me again <text:soft-page-break/>[Hebrew] I must relate to you/ the circumstances that lead me to do so./</text:p>
      <text:p text:style-name="P2">You know that I held a position in Denver Col. for/ a number of years. <text:s/>I might have continued at my/</text:p>
      <text:p text:style-name="P2"/>
      <text:p text:style-name="P2">[Page 2]</text:p>
      <text:p text:style-name="P2">post, but having passed the 70 I had to retire/ to make room for younger powers. <text:s/>I had in the/ long course of my career gathered a few thousands,/ and these I invested in real estate, as Denver was/ then flourishing, booming as it is called. <text:s/>The revenue/ from my property was not large, but sufficient to/ keep me comfortable, as I thought for the rest of my/ days; so I retired to my native country where I could/ do more with my limited income than I could in Ame-/rica. <text:s/>Shortly after my departure, however, there was/ already a falling off in the value of real property/ and consequently in rents, and when the silver/ prime set in, the metal depreciated, and the mines/ closed my rents gradually decreased until at last/ they were insufficient to pay the mortgage interest,/ taxes, repairs and other expenses and I was obliged/ to make an assignment of the property to my/ agent to whom I was already indebted for/ several hundred dollars. <text:s/>In this deplorable/ condition I find myself now, my Rev. old friend,/ at the age of 76, without property, capital or po-/sition, without any resources whatever, too old to/ look for another engagement, actually reduced to/ beggary, and yet I cannot beg, I cannot if my/ very life depend on it. <text:s/>While in Holland I/</text:p>
      <text:p text:style-name="P2"/>
      <text:p text:style-name="P2">[Page 3]</text:p>
      <text:p text:style-name="P2">could not keep up household expenses and was/ obliged to part with good wife for the time,/ leaving her in care of a sister, while I sold my/ furniture and books to pay my travelling[sic!] expenses/ back to this country where I expected to find a/ home with my son, but times are hard, business/ is bad, and he is not able to give me half nor/ one third of what I absolutely need. <text:s/>In this/ embarassing[sic!] condition what am I to do? <text:s/>On whom/ to call for help. <text:s/>Next to my relatives, I think, are/ my brethren in the ministry. <text:s/>I have a number/ of acquaintances among them. <text:s/>If each would/ contribute a trifle for my support I could get/ along. <text:s/>I do not need much. <text:s/>$30 a month would/ be sufficient for my wife and self. <text:s/>If each would/ kindly contribute say one dollar <text:span text:style-name="T3">monthly</text:span><text:span text:style-name="T4"> I would/ be thankful. <text:s/>From Dr. Pereira Mendes I have/ received some encouraging words and a little mo-/ney. <text:s/>He said he brought my appeal before the New/ York Board of Ministers and they expressed much/ sympathy. <text:s/>Perhaps you could do the same and/ thus aid in procuring for me the necessary amount/ for my living. <text:s/>However little it may be will be/ thankfully accepted. <text:s/>I think it hardly neces-/sary, my friend, to apologize for the liberty/</text:span></text:p>
      <text:p text:style-name="P2"><text:span text:style-name="T4"/></text:p>
      <text:p text:style-name="P2"><text:span text:style-name="T4">[Page 4]</text:span></text:p>
      <text:p text:style-name="P2"><text:span text:style-name="T4">I take in asking from you the favor. <text:s/>I know you/ too well, and feel assured that you will for me/ what you can. <text:s/>I close this [Hebrew] trusting/ that it will find you and yours in the full/ engagement of health and peace, and anxiously/ awaiting your answer I remain/ yours very truly/ J. Mendes de Soll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1:25:42.24</meta:creation-date>
    <meta:document-statistic meta:table-count="0" meta:image-count="0" meta:object-count="0" meta:page-count="3" meta:paragraph-count="73" meta:word-count="902" meta:character-count="5264"/>
    <dc:date>2011-12-21T11:50:23.83</dc:date>
    <dc:creator>Penn Libraries</dc:creator>
    <meta:editing-duration>PT00H07M21S</meta:editing-duration>
    <meta:editing-cycles>1</meta:editing-cycles>
    <meta:generator>OpenOffice.org/3.2$Win32 OpenOffice.org_project/320m12$Build-9483</meta:generator>
  </office:meta>
</office:document-meta>
</file>